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86.05pt" svg:y="636.8pt">
            <loext:p draw:notify-on-update-of-ranges="Sheet1.D51:Sheet1.D55 Sheet1.E51:Sheet1.E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Empty</text:p>
          </table:table-cell>
          <table:table-cell table:number-columns-repeated="2" office:value-type="string" calcext:value-type="string">
            <text:p>xlsx</text:p>
          </table:table-cell>
          <table:table-cell table:number-columns-repeated="2" office:value-type="string" calcext:value-type="string">
            <text:p>pptx</text:p>
          </table:table-cell>
          <table:table-cell table:number-columns-repeated="2" office:value-type="string" calcext:value-type="string">
            <text:p>docx</text:p>
          </table:table-cell>
          <table:table-cell/>
          <table:table-cell office:value-type="string" calcext:value-type="string">
            <text:p>Overall mea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Queue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/>
          <table:table-cell office:value-type="string" calcext:value-type="string">
            <text:p>Queue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ause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Uploading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aile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inishe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Empty image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Queue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used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Uploading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aile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inishe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Large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Queue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used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Uploading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aile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inishe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Large image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Queued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used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Uploading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aile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Finishe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Line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Queue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use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Uploadin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aile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inishe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Line image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Queue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used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Uploading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aile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inishe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Overall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Queue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use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ploading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aile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nishe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Overall Mean</text:p>
          </table:table-cell>
          <table:table-cell table:number-columns-repeated="2"/>
          <table:table-cell office:value-type="string" calcext:value-type="string">
            <text:p>Overall Mean Rounded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Queued</text:p>
          </table:table-cell>
          <table:table-cell table:formula="of:=AVERAGE([.B44:.AK44])" office:value-type="float" office:value="5.5" calcext:value-type="float">
            <text:p>5.5</text:p>
          </table:table-cell>
          <table:table-cell/>
          <table:table-cell office:value-type="string" calcext:value-type="string">
            <text:p>Queued</text:p>
          </table:table-cell>
          <table:table-cell table:formula="of:=ROUNDUP([.B51])" office:value-type="float" office:value="6" calcext:value-type="float">
            <text:p>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aused</text:p>
          </table:table-cell>
          <table:table-cell table:formula="of:=AVERAGE([.B45:.AK45])" office:value-type="float" office:value="6.91666666666667" calcext:value-type="float">
            <text:p>6.91666666666667</text:p>
          </table:table-cell>
          <table:table-cell/>
          <table:table-cell office:value-type="string" calcext:value-type="string">
            <text:p>Paused</text:p>
          </table:table-cell>
          <table:table-cell table:formula="of:=ROUNDUP([.B52])" office:value-type="float" office:value="7" calcext:value-type="float">
            <text:p>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Uploading</text:p>
          </table:table-cell>
          <table:table-cell table:formula="of:=AVERAGE([.B46:.AK46])" office:value-type="float" office:value="6.86111111111111" calcext:value-type="float">
            <text:p>6.86111111111111</text:p>
          </table:table-cell>
          <table:table-cell/>
          <table:table-cell office:value-type="string" calcext:value-type="string">
            <text:p>Uploading</text:p>
          </table:table-cell>
          <table:table-cell table:formula="of:=ROUNDUP([.B53])" office:value-type="float" office:value="7" calcext:value-type="float">
            <text:p>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Failed</text:p>
          </table:table-cell>
          <table:table-cell table:formula="of:=AVERAGE([.B47:.AK47])" office:value-type="float" office:value="9.56666666666667" calcext:value-type="float">
            <text:p>9.56666666666667</text:p>
          </table:table-cell>
          <table:table-cell/>
          <table:table-cell office:value-type="string" calcext:value-type="string">
            <text:p>Failed</text:p>
          </table:table-cell>
          <table:table-cell table:formula="of:=ROUNDUP([.B54])" office:value-type="float" office:value="10" calcext:value-type="float">
            <text:p>1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Finished</text:p>
          </table:table-cell>
          <table:table-cell table:formula="of:=AVERAGE([.B48:.AK48])" office:value-type="float" office:value="9.58333333333333" calcext:value-type="float">
            <text:p>9.58333333333333</text:p>
          </table:table-cell>
          <table:table-cell/>
          <table:table-cell office:value-type="string" calcext:value-type="string">
            <text:p>Finished</text:p>
          </table:table-cell>
          <table:table-cell table:formula="of:=ROUNDUP([.B55])" office:value-type="float" office:value="10" calcext:value-type="float">
            <text:p>10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7:28:09.049250287</meta:creation-date>
    <dc:date>2018-01-30T18:00:22.753915730</dc:date>
    <meta:editing-duration>PT32M11S</meta:editing-duration>
    <meta:editing-cycles>5</meta:editing-cycles>
    <meta:generator>LibreOffice/5.3.1.2$Linux_X86_64 LibreOffice_project/30m0$Build-2</meta:generator>
    <meta:document-statistic meta:table-count="1" meta:cell-count="4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D51:Sheet1.E55" chart:data-source-has-labels="column" svg:x="0.32cm" svg:y="0.18cm" svg:width="15.36cm" svg:height="8.64cm">
          <chartooo:coordinate-region svg:x="0.941cm" svg:y="0.353cm" svg:width="14.739cm" svg:height="7.873cm"/>
          <chart:axis chart:dimension="x" chart:name="primary-x" chart:style-name="ch3" chartooo:axis-type="auto">
            <chartooo:date-scale/>
            <chart:categories table:cell-range-address="Sheet1.D51:Sheet1.D5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51:Sheet1.E55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Queued</text:p>
                <draw:g>
                  <svg:desc>Sheet1.D51:Sheet1.D55</svg:desc>
                </draw:g>
              </table:table-cell>
              <table:table-cell office:value-type="float" office:value="6">
                <text:p>6</text:p>
                <draw:g>
                  <svg:desc>Sheet1.E51:Sheet1.E55</svg:desc>
                </draw:g>
              </table:table-cell>
            </table:table-row>
            <table:table-row>
              <table:table-cell office:value-type="string">
                <text:p>Pause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Uploading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ailed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inished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